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fo:hyphenation-ladder-count="no-limit" style:shadow="none"/>
      <style:text-properties fo:font-size="22pt" fo:font-weight="bold" style:font-size-asian="22pt" style:font-weight-asian="bold" style:font-size-complex="22pt" style:font-weight-complex="bold" fo:hyphenate="tru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hyphenation-ladder-count="no-limit" style:shadow="none"/>
      <style:text-properties fo:font-size="16pt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 style:shadow="none"/>
      <style:text-properties fo:hyphenate="true" fo:hyphenation-remain-char-count="2" fo:hyphenation-push-char-count="2"/>
    </style:style>
    <style:style style:name="P4" style:family="paragraph" style:parent-style-name="Standard" style:list-style-name="L1">
      <style:paragraph-properties fo:hyphenation-ladder-count="no-limit" style:shadow="none"/>
      <style:text-properties fo:font-weight="bold" style:font-weight-asian="bold" style:font-weight-complex="bold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hadow="none"/>
      <style:text-properties fo:font-weight="normal" style:font-weight-asian="normal" style:font-weight-complex="normal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 style:shadow="none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7" style:family="paragraph" style:parent-style-name="Standard" style:list-style-name="L2">
      <style:paragraph-properties fo:text-align="start" style:justify-single-word="false" fo:hyphenation-ladder-count="no-limit" style:shadow="none"/>
      <style:text-properties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ktura repozytorium CVS</text:p>
      <text:p text:style-name="P2">Polskiego Projektu Narodowego</text:p>
      <text:p text:style-name="P3"/>
      <text:list text:style-name="L1">
        <text:list-item>
          <text:p text:style-name="P4">info<text:span text:style-name="T1"> – Informacje na temat projektu</text:span></text:p>
          <text:list>
            <text:list-item>
              <text:p text:style-name="P4">strukturarepo.odt –<text:span text:style-name="T1"> Opis przyjętej przez nas organizacji repozytorium CVS</text:span></text:p>
            </text:list-item>
          </text:list>
        </text:list-item>
        <text:list-item>
          <text:p text:style-name="P4">apps<text:span text:style-name="T1"> – napisane przez nas programy</text:span></text:p>
        </text:list-item>
        <text:list-item>
          <text:p text:style-name="P4">marketing<text:span text:style-name="T1"> – katalog dla marketingu</text:span></text:p>
        </text:list-item>
        <text:list-item>
          <text:p text:style-name="P4">trans<text:span text:style-name="T1"> – Wersje robocze tłumaczonych plików</text:span></text:p>
          <text:list>
            <text:list-item>
              <text:p text:style-name="P4">podkatalogi<text:span text:style-name="T1"> zależne od prowadzonych prac</text:span></text:p>
            </text:list-item>
          </text:list>
        </text:list-item>
        <text:list-item>
          <text:p text:style-name="P4">src<text:span text:style-name="T1"> – Źródła strony www ( z nich są generowane strony statyczne) We wszystkich katalogach websrc obowiązuje kodowanie ISO-8859-2 i Linuksowy znak końca linii „\n”.</text:span></text:p>
          <text:list>
            <text:list-item>
              <text:p text:style-name="P4">cont<text:span text:style-name="T1"> – pliki txt zawierające treść</text:span></text:p>
            </text:list-item>
            <text:list-item>
              <text:p text:style-name="P4">head<text:span text:style-name="T1"> – pliki nagłówek, menu i stopka dodawane do każdego pliku generowanego automatycznie</text:span></text:p>
            </text:list-item>
          </text:list>
        </text:list-item>
        <text:list-item>
          <text:p text:style-name="P4">www<text:span text:style-name="T1"> – Strona www, czyli wszystko to, co jest widoczne na stronie internetowej w tym katalogu nie grzebać! Wszystko wrzucane przez program</text:span></text:p>
          <text:list>
            <text:list-item>
              <text:p text:style-name="P4">grafika<text:span text:style-name="T1"> – pliki graficzne, używane przez stronę www (</text:span><text:span text:style-name="T2">wgrywane bezpośrednio!</text:span><text:span text:style-name="T1">)</text:span></text:p>
            </text:list-item>
            <text:list-item>
              <text:p text:style-name="P4">pliki<text:span text:style-name="T1"> – pliki, zasoby i inne materiały do pobrania w wersjach końcowych (</text:span><text:span text:style-name="T2">wgrywane bezpośrednio!</text:span><text:span text:style-name="T1">)</text:span></text:p>
            </text:list-item>
          </text:list>
        </text:list-item>
      </text:list>
      <text:p text:style-name="P5"/>
      <text:p text:style-name="P6">Wskazania!</text:p>
      <text:p text:style-name="P6"/>
      <text:list text:style-name="L2">
        <text:list-item>
          <text:p text:style-name="P7">Nie dodajemy katalogu off do repozytorium!!!</text:p>
        </text:list-item>
        <text:list-item>
          <text:p text:style-name="P7">Pliki styli powinny być wgrywane bezpośrednio do katalogu „www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</meta:generator>
    <meta:initial-creator>Grzegorz Rajda</meta:initial-creator>
    <meta:creation-date>2005-10-20T20:31:52</meta:creation-date>
    <dc:creator>Grzegorz Rajda</dc:creator>
    <dc:date>2006-05-14T15:23:12</dc:date>
    <dc:language>pl-PL</dc:language>
    <meta:editing-cycles>13</meta:editing-cycles>
    <meta:editing-duration>PT1H0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39" meta:character-count="1025"/>
  </office:meta>
</office:document-meta>
</file>